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-17" table:style-name="ta1">
        <table:shapes>
          <draw:frame draw:z-index="0" draw:style-name="gr1" draw:text-style-name="P1" svg:width="16cm" svg:height="17.5cm" svg:x="15.5cm" svg:y="0cm">
            <draw:object draw:notify-on-update-of-ranges="'data-17'.A1:'data-17'.A1 'data-17'.B1:'data-17'.G1 'data-17'.A2:'data-17'.A2 'data-17'.B2:'data-17'.G2 'data-17'.A3:'data-17'.A3 'data-17'.B3:'data-17'.G3 'data-17'.A4:'data-17'.A4 'data-17'.B4:'data-17'.G4 'data-17'.A5:'data-17'.A5 'data-17'.B5:'data-17'.G5 'data-17'.A6:'data-17'.A6 'data-17'.B6:'data-17'.G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cm" svg:height="17.5cm" svg:x="32cm" svg:y="0cm">
            <draw:object draw:notify-on-update-of-ranges="'data-17'.A9:'data-17'.A9 'data-17'.B9:'data-17'.G9 'data-17'.A10:'data-17'.A10 'data-17'.B10:'data-17'.G10 'data-17'.A11:'data-17'.A11 'data-17'.B11:'data-17'.G11 'data-17'.A12:'data-17'.A12 'data-17'.B12:'data-17'.G12 'data-17'.A13:'data-17'.A13 'data-17'.B13:'data-17'.G13 'data-17'.A14:'data-17'.A14 'data-17'.B14:'data-17'.G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1000M</text:p>
          </table:table-cell>
          <table:table-cell office:value-type="string" calcext:value-type="string">
            <text:p>1500M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float" office:value="0.785291" calcext:value-type="float">
            <text:p>0.785291</text:p>
          </table:table-cell>
          <table:table-cell office:value-type="float" office:value="6.441692" calcext:value-type="float">
            <text:p>6.441692</text:p>
          </table:table-cell>
          <table:table-cell office:value-type="float" office:value="63.583056" calcext:value-type="float">
            <text:p>63.583056</text:p>
          </table:table-cell>
          <table:table-cell office:value-type="float" office:value="318.609723" calcext:value-type="float">
            <text:p>318.609723</text:p>
          </table:table-cell>
          <table:table-cell office:value-type="float" office:value="693.594644" calcext:value-type="float">
            <text:p>693.594644</text:p>
          </table:table-cell>
          <table:table-cell office:value-type="float" office:value="961.426774" calcext:value-type="float">
            <text:p>961.426774</text:p>
          </table:table-cell>
        </table:table-row>
        <table:table-row table:style-name="ro1">
          <table:table-cell office:value-type="string" calcext:value-type="string">
            <text:p>while</text:p>
          </table:table-cell>
          <table:table-cell office:value-type="float" office:value="0.818252" calcext:value-type="float">
            <text:p>0.818252</text:p>
          </table:table-cell>
          <table:table-cell office:value-type="float" office:value="7.09352" calcext:value-type="float">
            <text:p>7.09352</text:p>
          </table:table-cell>
          <table:table-cell office:value-type="float" office:value="70.110397" calcext:value-type="float">
            <text:p>70.110397</text:p>
          </table:table-cell>
          <table:table-cell office:value-type="float" office:value="320.337771" calcext:value-type="float">
            <text:p>320.337771</text:p>
          </table:table-cell>
          <table:table-cell office:value-type="float" office:value="710.61537" calcext:value-type="float">
            <text:p>710.61537</text:p>
          </table:table-cell>
          <table:table-cell office:value-type="float" office:value="1046.652351" calcext:value-type="float">
            <text:p>1046.652351</text:p>
          </table:table-cell>
        </table:table-row>
        <table:table-row table:style-name="ro1">
          <table:table-cell office:value-type="string" calcext:value-type="string">
            <text:p>foreach</text:p>
          </table:table-cell>
          <table:table-cell office:value-type="float" office:value="0.733976" calcext:value-type="float">
            <text:p>0.733976</text:p>
          </table:table-cell>
          <table:table-cell office:value-type="float" office:value="6.524899" calcext:value-type="float">
            <text:p>6.524899</text:p>
          </table:table-cell>
          <table:table-cell office:value-type="float" office:value="64.103631" calcext:value-type="float">
            <text:p>64.103631</text:p>
          </table:table-cell>
          <table:table-cell office:value-type="float" office:value="319.245219" calcext:value-type="float">
            <text:p>319.245219</text:p>
          </table:table-cell>
          <table:table-cell office:value-type="float" office:value="642.148348" calcext:value-type="float">
            <text:p>642.148348</text:p>
          </table:table-cell>
          <table:table-cell office:value-type="float" office:value="967.225491" calcext:value-type="float">
            <text:p>967.225491</text:p>
          </table:table-cell>
        </table:table-row>
        <table:table-row table:style-name="ro1">
          <table:table-cell office:value-type="string" calcext:value-type="string">
            <text:p>iterator</text:p>
          </table:table-cell>
          <table:table-cell office:value-type="float" office:value="0.876943" calcext:value-type="float">
            <text:p>0.876943</text:p>
          </table:table-cell>
          <table:table-cell office:value-type="float" office:value="7.274929" calcext:value-type="float">
            <text:p>7.274929</text:p>
          </table:table-cell>
          <table:table-cell office:value-type="float" office:value="71.540976" calcext:value-type="float">
            <text:p>71.540976</text:p>
          </table:table-cell>
          <table:table-cell office:value-type="float" office:value="359.524521" calcext:value-type="float">
            <text:p>359.524521</text:p>
          </table:table-cell>
          <table:table-cell office:value-type="float" office:value="719.650306" calcext:value-type="float">
            <text:p>719.650306</text:p>
          </table:table-cell>
          <table:table-cell office:value-type="float" office:value="1133.363543" calcext:value-type="float">
            <text:p>1133.363543</text:p>
          </table:table-cell>
        </table:table-row>
        <table:table-row table:style-name="ro1">
          <table:table-cell office:value-type="string" calcext:value-type="string">
            <text:p>iterator(impl)</text:p>
          </table:table-cell>
          <table:table-cell office:value-type="float" office:value="0.857148" calcext:value-type="float">
            <text:p>0.857148</text:p>
          </table:table-cell>
          <table:table-cell office:value-type="float" office:value="7.361308" calcext:value-type="float">
            <text:p>7.361308</text:p>
          </table:table-cell>
          <table:table-cell office:value-type="float" office:value="72.239477" calcext:value-type="float">
            <text:p>72.239477</text:p>
          </table:table-cell>
          <table:table-cell office:value-type="float" office:value="360.0527" calcext:value-type="float">
            <text:p>360.0527</text:p>
          </table:table-cell>
          <table:table-cell office:value-type="float" office:value="720.430355" calcext:value-type="float">
            <text:p>720.430355</text:p>
          </table:table-cell>
          <table:table-cell office:value-type="float" office:value="1184.118382" calcext:value-type="float">
            <text:p>1184.118382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1000M</text:p>
          </table:table-cell>
          <table:table-cell office:value-type="string" calcext:value-type="string">
            <text:p>1500M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table:formula="of:=LOG([.B2])" office:value-type="float" office:value="-0.104969379846461" calcext:value-type="float">
            <text:p>-0.104969379846461</text:p>
          </table:table-cell>
          <table:table-cell table:formula="of:=LOG([.C2])" office:value-type="float" office:value="0.808999955830116" calcext:value-type="float">
            <text:p>0.808999955830116</text:p>
          </table:table-cell>
          <table:table-cell table:formula="of:=LOG([.D2])" office:value-type="float" office:value="1.80334139762785" calcext:value-type="float">
            <text:p>1.80334139762785</text:p>
          </table:table-cell>
          <table:table-cell table:formula="of:=LOG([.E2])" office:value-type="float" office:value="2.50325902501444" calcext:value-type="float">
            <text:p>2.50325902501444</text:p>
          </table:table-cell>
          <table:table-cell table:formula="of:=LOG([.F2])" office:value-type="float" office:value="2.84110573082019" calcext:value-type="float">
            <text:p>2.84110573082019</text:p>
          </table:table-cell>
          <table:table-cell table:formula="of:=LOG([.G2])" office:value-type="float" office:value="2.98291621227833" calcext:value-type="float">
            <text:p>2.98291621227833</text:p>
          </table:table-cell>
        </table:table-row>
        <table:table-row table:style-name="ro1">
          <table:table-cell office:value-type="string" calcext:value-type="string">
            <text:p>while</text:p>
          </table:table-cell>
          <table:table-cell table:formula="of:=LOG([.B3])" office:value-type="float" office:value="-0.0871129245009819" calcext:value-type="float">
            <text:p>-0.0871129245009819</text:p>
          </table:table-cell>
          <table:table-cell table:formula="of:=LOG([.C3])" office:value-type="float" office:value="0.850861797555127" calcext:value-type="float">
            <text:p>0.850861797555127</text:p>
          </table:table-cell>
          <table:table-cell table:formula="of:=LOG([.D3])" office:value-type="float" office:value="1.84578242631059" calcext:value-type="float">
            <text:p>1.84578242631059</text:p>
          </table:table-cell>
          <table:table-cell table:formula="of:=LOG([.E3])" office:value-type="float" office:value="2.50560814930933" calcext:value-type="float">
            <text:p>2.50560814930933</text:p>
          </table:table-cell>
          <table:table-cell table:formula="of:=LOG([.F3])" office:value-type="float" office:value="2.85163459667146" calcext:value-type="float">
            <text:p>2.85163459667146</text:p>
          </table:table-cell>
          <table:table-cell table:formula="of:=LOG([.G3])" office:value-type="float" office:value="3.01980245329856" calcext:value-type="float">
            <text:p>3.01980245329856</text:p>
          </table:table-cell>
        </table:table-row>
        <table:table-row table:style-name="ro1">
          <table:table-cell office:value-type="string" calcext:value-type="string">
            <text:p>foreach</text:p>
          </table:table-cell>
          <table:table-cell table:formula="of:=LOG([.B4])" office:value-type="float" office:value="-0.134318140680624" calcext:value-type="float">
            <text:p>-0.134318140680624</text:p>
          </table:table-cell>
          <table:table-cell table:formula="of:=LOG([.C4])" office:value-type="float" office:value="0.81457379354562" calcext:value-type="float">
            <text:p>0.81457379354562</text:p>
          </table:table-cell>
          <table:table-cell table:formula="of:=LOG([.D4])" office:value-type="float" office:value="1.80688262980903" calcext:value-type="float">
            <text:p>1.80688262980903</text:p>
          </table:table-cell>
          <table:table-cell table:formula="of:=LOG([.E4])" office:value-type="float" office:value="2.5041244020123" calcext:value-type="float">
            <text:p>2.5041244020123</text:p>
          </table:table-cell>
          <table:table-cell table:formula="of:=LOG([.F4])" office:value-type="float" office:value="2.80763536961925" calcext:value-type="float">
            <text:p>2.80763536961925</text:p>
          </table:table-cell>
          <table:table-cell table:formula="of:=LOG([.G4])" office:value-type="float" office:value="2.98552773373232" calcext:value-type="float">
            <text:p>2.98552773373232</text:p>
          </table:table-cell>
        </table:table-row>
        <table:table-row table:style-name="ro1">
          <table:table-cell office:value-type="string" calcext:value-type="string">
            <text:p>iterator</text:p>
          </table:table-cell>
          <table:table-cell table:formula="of:=LOG([.B5])" office:value-type="float" office:value="-0.0570286342165858" calcext:value-type="float">
            <text:p>-0.0570286342165858</text:p>
          </table:table-cell>
          <table:table-cell table:formula="of:=LOG([.C5])" office:value-type="float" office:value="0.861828759161906" calcext:value-type="float">
            <text:p>0.861828759161906</text:p>
          </table:table-cell>
          <table:table-cell table:formula="of:=LOG([.D5])" office:value-type="float" office:value="1.8545548607294" calcext:value-type="float">
            <text:p>1.8545548607294</text:p>
          </table:table-cell>
          <table:table-cell table:formula="of:=LOG([.E5])" office:value-type="float" office:value="2.55572851633731" calcext:value-type="float">
            <text:p>2.55572851633731</text:p>
          </table:table-cell>
          <table:table-cell table:formula="of:=LOG([.F5])" office:value-type="float" office:value="2.8571215143936" calcext:value-type="float">
            <text:p>2.8571215143936</text:p>
          </table:table-cell>
          <table:table-cell table:formula="of:=LOG([.G5])" office:value-type="float" office:value="3.05436923854319" calcext:value-type="float">
            <text:p>3.05436923854319</text:p>
          </table:table-cell>
        </table:table-row>
        <table:table-row table:style-name="ro1">
          <table:table-cell office:value-type="string" calcext:value-type="string">
            <text:p>iterator(impl)</text:p>
          </table:table-cell>
          <table:table-cell table:formula="of:=LOG([.B6])" office:value-type="float" office:value="-0.066944183871539" calcext:value-type="float">
            <text:p>-0.066944183871539</text:p>
          </table:table-cell>
          <table:table-cell table:formula="of:=LOG([.C6])" office:value-type="float" office:value="0.866954989162429" calcext:value-type="float">
            <text:p>0.866954989162429</text:p>
          </table:table-cell>
          <table:table-cell table:formula="of:=LOG([.D6])" office:value-type="float" office:value="1.85877459310783" calcext:value-type="float">
            <text:p>1.85877459310783</text:p>
          </table:table-cell>
          <table:table-cell table:formula="of:=LOG([.E6])" office:value-type="float" office:value="2.556366072001" calcext:value-type="float">
            <text:p>2.556366072001</text:p>
          </table:table-cell>
          <table:table-cell table:formula="of:=LOG([.F6])" office:value-type="float" office:value="2.85759200333026" calcext:value-type="float">
            <text:p>2.85759200333026</text:p>
          </table:table-cell>
          <table:table-cell table:formula="of:=LOG([.G6])" office:value-type="float" office:value="3.07339512306197" calcext:value-type="float">
            <text:p>3.073395123061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3-29T13:44:08.067213860</dc:date>
    <meta:editing-duration>PT25M50S</meta:editing-duration>
    <meta:editing-cycles>2</meta:editing-cycles>
    <meta:generator>LibreOffice/7.3.1.3$Linux_X86_64 LibreOffice_project/30$Build-3</meta:generator>
    <meta:document-statistic meta:table-count="1" meta:cell-count="8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1cm" svg:height="17.501cm" xlink:href=".." xlink:type="simple" chart:class="chart:bar" chart:style-name="ch1">
        <chart:title svg:x="6.131cm" svg:y="0.486cm" chart:style-name="ch2">
          <text:p>Loop performance</text:p>
        </chart:title>
        <chart:subtitle svg:x="6.924cm" svg:y="1.615cm" chart:style-name="ch3">
          <text:p>Java 17.0.3</text:p>
        </chart:subtitle>
        <chart:legend chart:legend-position="end" svg:x="13.341cm" svg:y="7.455cm" style:legend-expansion="high" chart:style-name="ch4"/>
        <chart:plot-area chart:style-name="ch5" table:cell-range-address="'data-17'.A1:'data-17'.G6" chart:data-source-has-labels="both" svg:x="1.331cm" svg:y="2.648cm" svg:width="11.69cm" svg:height="13.522cm">
          <chart:coordinate-region svg:x="2.323cm" svg:y="2.847cm" svg:width="10.698cm" svg:height="12.676cm"/>
          <chart:axis chart:dimension="x" chart:name="primary-x" chart:style-name="ch6" chartooo:axis-type="auto">
            <chartooo:date-scale/>
            <chart:title svg:x="5.69cm" svg:y="16.52cm" chart:style-name="ch7">
              <text:p>number of iterations</text:p>
            </chart:title>
            <chart:categories table:cell-range-address="'data-17'.B1:'data-17'.G1"/>
          </chart:axis>
          <chart:axis chart:dimension="y" chart:name="primary-y" chart:style-name="ch8">
            <chart:title svg:x="0.451cm" svg:y="10.101cm" chart:style-name="ch9">
              <text:p>time [ms]</text:p>
            </chart:title>
            <chart:grid chart:style-name="ch10" chart:class="major"/>
          </chart:axis>
          <chart:series chart:style-name="ch11" chart:values-cell-range-address="'data-17'.B2:'data-17'.G2" chart:label-cell-address="'data-17'.A2:'data-17'.A2" chart:class="chart:bar">
            <chart:data-point chart:repeated="6"/>
          </chart:series>
          <chart:series chart:style-name="ch12" chart:values-cell-range-address="'data-17'.B3:'data-17'.G3" chart:label-cell-address="'data-17'.A3:'data-17'.A3" chart:class="chart:bar">
            <chart:data-point chart:repeated="6"/>
          </chart:series>
          <chart:series chart:style-name="ch13" chart:values-cell-range-address="'data-17'.B4:'data-17'.G4" chart:label-cell-address="'data-17'.A4:'data-17'.A4" chart:class="chart:bar">
            <chart:data-point chart:repeated="6"/>
          </chart:series>
          <chart:series chart:style-name="ch14" chart:values-cell-range-address="'data-17'.B5:'data-17'.G5" chart:label-cell-address="'data-17'.A5:'data-17'.A5" chart:class="chart:bar">
            <chart:data-point chart:repeated="6"/>
          </chart:series>
          <chart:series chart:style-name="ch15" chart:values-cell-range-address="'data-17'.B6:'data-17'.G6" chart:label-cell-address="'data-17'.A6:'data-17'.A6" chart:class="chart:ba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'data-17'.B1:'data-17'.G1</svg:desc>
                </draw:g>
              </table:table-cell>
              <table:table-cell office:value-type="string">
                <text:p>10M</text:p>
              </table:table-cell>
              <table:table-cell office:value-type="string">
                <text:p>100M</text:p>
              </table:table-cell>
              <table:table-cell office:value-type="string">
                <text:p>500M</text:p>
              </table:table-cell>
              <table:table-cell office:value-type="string">
                <text:p>1000M</text:p>
              </table:table-cell>
              <table:table-cell office:value-type="string">
                <text:p>1500M</text:p>
              </table:table-cell>
            </table:table-row>
          </table:table-header-rows>
          <table:table-rows>
            <table:table-row>
              <table:table-cell office:value-type="string">
                <text:p>for</text:p>
                <draw:g>
                  <svg:desc>'data-17'.A2:'data-17'.A2</svg:desc>
                </draw:g>
              </table:table-cell>
              <table:table-cell office:value-type="float" office:value="0.785291">
                <text:p>0.785291</text:p>
                <draw:g>
                  <svg:desc>'data-17'.B2:'data-17'.G2</svg:desc>
                </draw:g>
              </table:table-cell>
              <table:table-cell office:value-type="float" office:value="6.441692">
                <text:p>6.441692</text:p>
              </table:table-cell>
              <table:table-cell office:value-type="float" office:value="63.583056">
                <text:p>63.583056</text:p>
              </table:table-cell>
              <table:table-cell office:value-type="float" office:value="318.609723">
                <text:p>318.609723</text:p>
              </table:table-cell>
              <table:table-cell office:value-type="float" office:value="693.594644">
                <text:p>693.594644</text:p>
              </table:table-cell>
              <table:table-cell office:value-type="float" office:value="961.426774">
                <text:p>961.426774</text:p>
              </table:table-cell>
            </table:table-row>
            <table:table-row>
              <table:table-cell office:value-type="string">
                <text:p>while</text:p>
                <draw:g>
                  <svg:desc>'data-17'.A3:'data-17'.A3</svg:desc>
                </draw:g>
              </table:table-cell>
              <table:table-cell office:value-type="float" office:value="0.818252">
                <text:p>0.818252</text:p>
                <draw:g>
                  <svg:desc>'data-17'.B3:'data-17'.G3</svg:desc>
                </draw:g>
              </table:table-cell>
              <table:table-cell office:value-type="float" office:value="7.09352">
                <text:p>7.09352</text:p>
              </table:table-cell>
              <table:table-cell office:value-type="float" office:value="70.110397">
                <text:p>70.110397</text:p>
              </table:table-cell>
              <table:table-cell office:value-type="float" office:value="320.337771">
                <text:p>320.337771</text:p>
              </table:table-cell>
              <table:table-cell office:value-type="float" office:value="710.61537">
                <text:p>710.61537</text:p>
              </table:table-cell>
              <table:table-cell office:value-type="float" office:value="1046.652351">
                <text:p>1046.652351</text:p>
              </table:table-cell>
            </table:table-row>
            <table:table-row>
              <table:table-cell office:value-type="string">
                <text:p>foreach</text:p>
                <draw:g>
                  <svg:desc>'data-17'.A4:'data-17'.A4</svg:desc>
                </draw:g>
              </table:table-cell>
              <table:table-cell office:value-type="float" office:value="0.733976">
                <text:p>0.733976</text:p>
                <draw:g>
                  <svg:desc>'data-17'.B4:'data-17'.G4</svg:desc>
                </draw:g>
              </table:table-cell>
              <table:table-cell office:value-type="float" office:value="6.524899">
                <text:p>6.524899</text:p>
              </table:table-cell>
              <table:table-cell office:value-type="float" office:value="64.103631">
                <text:p>64.103631</text:p>
              </table:table-cell>
              <table:table-cell office:value-type="float" office:value="319.245219">
                <text:p>319.245219</text:p>
              </table:table-cell>
              <table:table-cell office:value-type="float" office:value="642.148348">
                <text:p>642.148348</text:p>
              </table:table-cell>
              <table:table-cell office:value-type="float" office:value="967.225491">
                <text:p>967.225491</text:p>
              </table:table-cell>
            </table:table-row>
            <table:table-row>
              <table:table-cell office:value-type="string">
                <text:p>iterator</text:p>
                <draw:g>
                  <svg:desc>'data-17'.A5:'data-17'.A5</svg:desc>
                </draw:g>
              </table:table-cell>
              <table:table-cell office:value-type="float" office:value="0.876943">
                <text:p>0.876943</text:p>
                <draw:g>
                  <svg:desc>'data-17'.B5:'data-17'.G5</svg:desc>
                </draw:g>
              </table:table-cell>
              <table:table-cell office:value-type="float" office:value="7.274929">
                <text:p>7.274929</text:p>
              </table:table-cell>
              <table:table-cell office:value-type="float" office:value="71.540976">
                <text:p>71.540976</text:p>
              </table:table-cell>
              <table:table-cell office:value-type="float" office:value="359.524521">
                <text:p>359.524521</text:p>
              </table:table-cell>
              <table:table-cell office:value-type="float" office:value="719.650306">
                <text:p>719.650306</text:p>
              </table:table-cell>
              <table:table-cell office:value-type="float" office:value="1133.363543">
                <text:p>1133.363543</text:p>
              </table:table-cell>
            </table:table-row>
            <table:table-row>
              <table:table-cell office:value-type="string">
                <text:p>iterator(impl)</text:p>
                <draw:g>
                  <svg:desc>'data-17'.A6:'data-17'.A6</svg:desc>
                </draw:g>
              </table:table-cell>
              <table:table-cell office:value-type="float" office:value="0.857148">
                <text:p>0.857148</text:p>
                <draw:g>
                  <svg:desc>'data-17'.B6:'data-17'.G6</svg:desc>
                </draw:g>
              </table:table-cell>
              <table:table-cell office:value-type="float" office:value="7.361308">
                <text:p>7.361308</text:p>
              </table:table-cell>
              <table:table-cell office:value-type="float" office:value="72.239477">
                <text:p>72.239477</text:p>
              </table:table-cell>
              <table:table-cell office:value-type="float" office:value="360.0527">
                <text:p>360.0527</text:p>
              </table:table-cell>
              <table:table-cell office:value-type="float" office:value="720.430355">
                <text:p>720.430355</text:p>
              </table:table-cell>
              <table:table-cell office:value-type="float" office:value="1184.118382">
                <text:p>1184.1183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1.3$Linux_X86_64 LibreOffice_project/30$Build-3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1cm" svg:height="17.501cm" xlink:href=".." xlink:type="simple" chart:class="chart:bar" chart:style-name="ch1">
        <chart:title svg:x="6.131cm" svg:y="0.486cm" chart:style-name="ch2">
          <text:p>Loop performance</text:p>
        </chart:title>
        <chart:subtitle svg:x="6.924cm" svg:y="1.615cm" chart:style-name="ch3">
          <text:p>Java 17.0.3</text:p>
        </chart:subtitle>
        <chart:legend chart:legend-position="end" svg:x="13.341cm" svg:y="7.455cm" style:legend-expansion="high" chart:style-name="ch4"/>
        <chart:plot-area chart:style-name="ch5" table:cell-range-address="'data-17'.A9:'data-17'.G14" chart:data-source-has-labels="both" svg:x="1.331cm" svg:y="2.648cm" svg:width="11.69cm" svg:height="13.522cm">
          <chart:coordinate-region svg:x="2.164cm" svg:y="2.77cm" svg:width="10.857cm" svg:height="13.124cm"/>
          <chart:axis chart:dimension="x" chart:name="primary-x" chart:style-name="ch6" chartooo:axis-type="auto">
            <chartooo:date-scale/>
            <chart:title svg:x="5.69cm" svg:y="16.52cm" chart:style-name="ch7">
              <text:p>number of iterations</text:p>
            </chart:title>
            <chart:categories table:cell-range-address="'data-17'.B9:'data-17'.G9"/>
          </chart:axis>
          <chart:axis chart:dimension="y" chart:name="primary-y" chart:style-name="ch8">
            <chart:title svg:x="0.451cm" svg:y="10.432cm" chart:style-name="ch9">
              <text:p>log(time) [ms]</text:p>
            </chart:title>
            <chart:grid chart:style-name="ch10" chart:class="major"/>
          </chart:axis>
          <chart:series chart:style-name="ch11" chart:values-cell-range-address="'data-17'.B10:'data-17'.G10" chart:label-cell-address="'data-17'.A10:'data-17'.A10" chart:class="chart:bar">
            <chart:data-point chart:repeated="6"/>
          </chart:series>
          <chart:series chart:style-name="ch12" chart:values-cell-range-address="'data-17'.B11:'data-17'.G11" chart:label-cell-address="'data-17'.A11:'data-17'.A11" chart:class="chart:bar">
            <chart:data-point chart:repeated="6"/>
          </chart:series>
          <chart:series chart:style-name="ch13" chart:values-cell-range-address="'data-17'.B12:'data-17'.G12" chart:label-cell-address="'data-17'.A12:'data-17'.A12" chart:class="chart:bar">
            <chart:data-point chart:repeated="6"/>
          </chart:series>
          <chart:series chart:style-name="ch14" chart:values-cell-range-address="'data-17'.B13:'data-17'.G13" chart:label-cell-address="'data-17'.A13:'data-17'.A13" chart:class="chart:bar">
            <chart:data-point chart:repeated="6"/>
          </chart:series>
          <chart:series chart:style-name="ch15" chart:values-cell-range-address="'data-17'.B14:'data-17'.G14" chart:label-cell-address="'data-17'.A14:'data-17'.A14" chart:class="chart:ba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'data-17'.B9:'data-17'.G9</svg:desc>
                </draw:g>
              </table:table-cell>
              <table:table-cell office:value-type="string">
                <text:p>10M</text:p>
              </table:table-cell>
              <table:table-cell office:value-type="string">
                <text:p>100M</text:p>
              </table:table-cell>
              <table:table-cell office:value-type="string">
                <text:p>500M</text:p>
              </table:table-cell>
              <table:table-cell office:value-type="string">
                <text:p>1000M</text:p>
              </table:table-cell>
              <table:table-cell office:value-type="string">
                <text:p>1500M</text:p>
              </table:table-cell>
            </table:table-row>
          </table:table-header-rows>
          <table:table-rows>
            <table:table-row>
              <table:table-cell office:value-type="string">
                <text:p>for</text:p>
                <draw:g>
                  <svg:desc>'data-17'.A10:'data-17'.A10</svg:desc>
                </draw:g>
              </table:table-cell>
              <table:table-cell office:value-type="float" office:value="-0.104969379846461">
                <text:p>-0.104969379846461</text:p>
                <draw:g>
                  <svg:desc>'data-17'.B10:'data-17'.G10</svg:desc>
                </draw:g>
              </table:table-cell>
              <table:table-cell office:value-type="float" office:value="0.808999955830116">
                <text:p>0.808999955830116</text:p>
              </table:table-cell>
              <table:table-cell office:value-type="float" office:value="1.80334139762785">
                <text:p>1.80334139762785</text:p>
              </table:table-cell>
              <table:table-cell office:value-type="float" office:value="2.50325902501444">
                <text:p>2.50325902501444</text:p>
              </table:table-cell>
              <table:table-cell office:value-type="float" office:value="2.84110573082019">
                <text:p>2.84110573082019</text:p>
              </table:table-cell>
              <table:table-cell office:value-type="float" office:value="2.98291621227833">
                <text:p>2.98291621227833</text:p>
              </table:table-cell>
            </table:table-row>
            <table:table-row>
              <table:table-cell office:value-type="string">
                <text:p>while</text:p>
                <draw:g>
                  <svg:desc>'data-17'.A11:'data-17'.A11</svg:desc>
                </draw:g>
              </table:table-cell>
              <table:table-cell office:value-type="float" office:value="-0.0871129245009819">
                <text:p>-0.0871129245009819</text:p>
                <draw:g>
                  <svg:desc>'data-17'.B11:'data-17'.G11</svg:desc>
                </draw:g>
              </table:table-cell>
              <table:table-cell office:value-type="float" office:value="0.850861797555127">
                <text:p>0.850861797555127</text:p>
              </table:table-cell>
              <table:table-cell office:value-type="float" office:value="1.84578242631059">
                <text:p>1.84578242631059</text:p>
              </table:table-cell>
              <table:table-cell office:value-type="float" office:value="2.50560814930933">
                <text:p>2.50560814930933</text:p>
              </table:table-cell>
              <table:table-cell office:value-type="float" office:value="2.85163459667146">
                <text:p>2.85163459667146</text:p>
              </table:table-cell>
              <table:table-cell office:value-type="float" office:value="3.01980245329856">
                <text:p>3.01980245329856</text:p>
              </table:table-cell>
            </table:table-row>
            <table:table-row>
              <table:table-cell office:value-type="string">
                <text:p>foreach</text:p>
                <draw:g>
                  <svg:desc>'data-17'.A12:'data-17'.A12</svg:desc>
                </draw:g>
              </table:table-cell>
              <table:table-cell office:value-type="float" office:value="-0.134318140680624">
                <text:p>-0.134318140680624</text:p>
                <draw:g>
                  <svg:desc>'data-17'.B12:'data-17'.G12</svg:desc>
                </draw:g>
              </table:table-cell>
              <table:table-cell office:value-type="float" office:value="0.81457379354562">
                <text:p>0.81457379354562</text:p>
              </table:table-cell>
              <table:table-cell office:value-type="float" office:value="1.80688262980903">
                <text:p>1.80688262980903</text:p>
              </table:table-cell>
              <table:table-cell office:value-type="float" office:value="2.5041244020123">
                <text:p>2.5041244020123</text:p>
              </table:table-cell>
              <table:table-cell office:value-type="float" office:value="2.80763536961925">
                <text:p>2.80763536961925</text:p>
              </table:table-cell>
              <table:table-cell office:value-type="float" office:value="2.98552773373232">
                <text:p>2.98552773373232</text:p>
              </table:table-cell>
            </table:table-row>
            <table:table-row>
              <table:table-cell office:value-type="string">
                <text:p>iterator</text:p>
                <draw:g>
                  <svg:desc>'data-17'.A13:'data-17'.A13</svg:desc>
                </draw:g>
              </table:table-cell>
              <table:table-cell office:value-type="float" office:value="-0.0570286342165858">
                <text:p>-0.0570286342165858</text:p>
                <draw:g>
                  <svg:desc>'data-17'.B13:'data-17'.G13</svg:desc>
                </draw:g>
              </table:table-cell>
              <table:table-cell office:value-type="float" office:value="0.861828759161906">
                <text:p>0.861828759161906</text:p>
              </table:table-cell>
              <table:table-cell office:value-type="float" office:value="1.8545548607294">
                <text:p>1.8545548607294</text:p>
              </table:table-cell>
              <table:table-cell office:value-type="float" office:value="2.55572851633731">
                <text:p>2.55572851633731</text:p>
              </table:table-cell>
              <table:table-cell office:value-type="float" office:value="2.8571215143936">
                <text:p>2.8571215143936</text:p>
              </table:table-cell>
              <table:table-cell office:value-type="float" office:value="3.05436923854319">
                <text:p>3.05436923854319</text:p>
              </table:table-cell>
            </table:table-row>
            <table:table-row>
              <table:table-cell office:value-type="string">
                <text:p>iterator(impl)</text:p>
                <draw:g>
                  <svg:desc>'data-17'.A14:'data-17'.A14</svg:desc>
                </draw:g>
              </table:table-cell>
              <table:table-cell office:value-type="float" office:value="-0.066944183871539">
                <text:p>-0.066944183871539</text:p>
                <draw:g>
                  <svg:desc>'data-17'.B14:'data-17'.G14</svg:desc>
                </draw:g>
              </table:table-cell>
              <table:table-cell office:value-type="float" office:value="0.866954989162429">
                <text:p>0.866954989162429</text:p>
              </table:table-cell>
              <table:table-cell office:value-type="float" office:value="1.85877459310783">
                <text:p>1.85877459310783</text:p>
              </table:table-cell>
              <table:table-cell office:value-type="float" office:value="2.556366072001">
                <text:p>2.556366072001</text:p>
              </table:table-cell>
              <table:table-cell office:value-type="float" office:value="2.85759200333026">
                <text:p>2.85759200333026</text:p>
              </table:table-cell>
              <table:table-cell office:value-type="float" office:value="3.07339512306197">
                <text:p>3.073395123061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1.3$Linux_X86_64 LibreOffice_project/30$Build-3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